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olu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14850.5" calcext:value-type="float">
            <text:p>14850,5</text:p>
          </table:table-cell>
          <table:table-cell office:value-type="float" office:value="27579.5" calcext:value-type="float">
            <text:p>27579,5</text:p>
          </table:table-cell>
          <table:table-cell office:value-type="float" office:value="21215" calcext:value-type="float">
            <text:p>21215</text:p>
          </table:table-cell>
          <table:table-cell office:value-type="float" office:value="25458" calcext:value-type="float">
            <text:p>25458</text:p>
          </table:table-cell>
          <table:table-cell office:value-type="float" office:value="12729" calcext:value-type="float">
            <text:p>12729</text:p>
          </table:table-cell>
          <table:table-cell office:value-type="float" office:value="0" calcext:value-type="float">
            <text:p>0</text:p>
          </table:table-cell>
          <table:table-cell table:formula="of:=SUM([.B2:.G2])" office:value-type="float" office:value="101832" calcext:value-type="float">
            <text:p>101832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646.6" calcext:value-type="float">
            <text:p>5646,6</text:p>
          </table:table-cell>
          <table:table-cell office:value-type="float" office:value="10486.6" calcext:value-type="float">
            <text:p>10486,6</text:p>
          </table:table-cell>
          <table:table-cell office:value-type="float" office:value="8066.6" calcext:value-type="float">
            <text:p>8066,6</text:p>
          </table:table-cell>
          <table:table-cell office:value-type="float" office:value="9680" calcext:value-type="float">
            <text:p>9680</text:p>
          </table:table-cell>
          <table:table-cell office:value-type="float" office:value="4840" calcext:value-type="float">
            <text:p>4840</text:p>
          </table:table-cell>
          <table:table-cell office:value-type="float" office:value="0" calcext:value-type="float">
            <text:p>0</text:p>
          </table:table-cell>
          <table:table-cell table:formula="of:=SUM([.B3:.G3])" office:value-type="float" office:value="38719.8" calcext:value-type="float">
            <text:p>38719,8</text:p>
          </table:table-cell>
        </table:table-row>
        <table:table-row table:style-name="ro1">
          <table:table-cell office:value-type="string" calcext:value-type="string">
            <text:p>indirect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dla tabulk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rect</text:p>
          </table:table-cell>
          <table:table-cell office:value-type="float" office:value="12720" calcext:value-type="float">
            <text:p>12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her spolu</text:p>
          </table:table-cell>
          <table:table-cell table:formula="of:=SUM([.B7:.B8])" office:value-type="float" office:value="38720" calcext:value-type="float">
            <text:p>38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101832" calcext:value-type="float">
            <text:p>101832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Indirect podla P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M resear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M team</text:p>
          </table:table-cell>
          <table:table-cell table:number-columns-repeated="3"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ary</text:p>
          </table:table-cell>
          <table:table-cell table:formula="of:=4823*[.B15]+2000*[.B16]" office:value-type="float" office:value="17469" calcext:value-type="float">
            <text:p>17469</text:p>
          </table:table-cell>
          <table:table-cell table:formula="of:=4823*[.C15]+2000*[.C16]" office:value-type="float" office:value="17469" calcext:value-type="float">
            <text:p>17469</text:p>
          </table:table-cell>
          <table:table-cell table:formula="of:=4823*[.D15]+2000*[.D16]" office:value-type="float" office:value="17469" calcext:value-type="float">
            <text:p>17469</text:p>
          </table:table-cell>
          <table:table-cell table:formula="of:=4823*[.E15]+2000*[.E16]" office:value-type="float" office:value="29115" calcext:value-type="float">
            <text:p>29115</text:p>
          </table:table-cell>
          <table:table-cell table:formula="of:=4823*[.F15]+2000*[.F16]" office:value-type="float" office:value="34938" calcext:value-type="float">
            <text:p>34938</text:p>
          </table:table-cell>
          <table:table-cell table:formula="of:=4823*[.G15]+2000*[.G16]" office:value-type="float" office:value="23292" calcext:value-type="float">
            <text:p>23292</text:p>
          </table:table-cell>
          <table:table-cell table:formula="of:=SUM([.B17:.G17])" office:value-type="float" office:value="139752" calcext:value-type="float">
            <text:p>139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 style:data-style-name="N2" text:time-value="11:53:32.862893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34:40.647088472</meta:creation-date>
    <dc:date>2023-09-27T13:07:07.177942243</dc:date>
    <meta:editing-duration>PT2H35M25S</meta:editing-duration>
    <meta:editing-cycles>5</meta:editing-cycles>
    <meta:generator>LibreOffice/7.6.0.3$MacOSX_X86_64 LibreOffice_project/69edd8b8ebc41d00b4de3915dc82f8f0fc3b6265</meta:generator>
    <meta:document-statistic meta:table-count="1" meta:cell-count="57" meta:object-count="0"/>
  </office:meta>
</office:document-meta>
</file>